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2pt" fo:font-weight="bold" officeooo:rsid="00174a62" officeooo:paragraph-rsid="00174a62" style:font-size-asian="10.5pt" style:font-weight-asian="bold" style:font-size-complex="12pt" style:font-weight-complex="bold"/>
    </style:style>
    <style:style style:name="P2" style:family="paragraph" style:parent-style-name="Text_20_body">
      <style:text-properties fo:font-size="12pt" fo:font-weight="normal" officeooo:rsid="00174a62" officeooo:paragraph-rsid="00174a62" style:font-size-asian="10.5pt" style:font-weight-asian="normal" style:font-size-complex="12pt" style:font-weight-complex="normal"/>
    </style:style>
    <style:style style:name="P3" style:family="paragraph" style:parent-style-name="Text_20_body">
      <style:text-properties officeooo:paragraph-rsid="0019c563"/>
    </style:style>
    <style:style style:name="P4" style:family="paragraph" style:parent-style-name="Text_20_body">
      <style:text-properties officeooo:rsid="001f7208" officeooo:paragraph-rsid="001f7208"/>
    </style:style>
    <style:style style:name="P5" style:family="paragraph" style:parent-style-name="Text_20_body">
      <style:text-properties fo:font-size="12pt" fo:font-weight="bold" officeooo:rsid="0019c563" officeooo:paragraph-rsid="0019c563" style:font-size-asian="10.5pt" style:font-weight-asian="bold" style:font-size-complex="12pt" style:font-weight-complex="bold"/>
    </style:style>
    <style:style style:name="P6" style:family="paragraph" style:parent-style-name="Text_20_body">
      <style:text-properties fo:font-size="12pt" fo:font-weight="normal" officeooo:rsid="00179a41" officeooo:paragraph-rsid="0019c563" style:font-size-asian="10.5pt" style:font-weight-asian="normal" style:font-size-complex="12pt" style:font-weight-complex="normal"/>
    </style:style>
    <style:style style:name="P7" style:family="paragraph" style:parent-style-name="Text_20_body">
      <style:text-properties officeooo:rsid="00179a41"/>
    </style:style>
    <style:style style:name="P8" style:family="paragraph" style:parent-style-name="Text_20_body">
      <style:text-properties fo:font-size="12pt" fo:font-weight="normal" officeooo:rsid="00179a41" officeooo:paragraph-rsid="00187a5c" style:font-size-asian="10.5pt" style:font-weight-asian="normal" style:font-size-complex="12pt" style:font-weight-complex="normal"/>
    </style:style>
    <style:style style:name="P9" style:family="paragraph" style:parent-style-name="Text_20_body">
      <style:text-properties fo:font-size="12pt" fo:font-weight="normal" officeooo:rsid="00187a5c" officeooo:paragraph-rsid="00187a5c" style:font-size-asian="10.5pt" style:font-weight-asian="normal" style:font-size-complex="12pt" style:font-weight-complex="normal"/>
    </style:style>
    <style:style style:name="P10" style:family="paragraph" style:parent-style-name="Text_20_body">
      <style:text-properties fo:font-size="12pt" fo:font-weight="normal" officeooo:rsid="00187a5c" officeooo:paragraph-rsid="0019c563" style:font-size-asian="10.5pt" style:font-weight-asian="normal" style:font-size-complex="12pt" style:font-weight-complex="normal"/>
    </style:style>
    <style:style style:name="P11" style:family="paragraph" style:parent-style-name="Text_20_body">
      <style:text-properties fo:font-size="12pt" fo:font-weight="normal" officeooo:rsid="0019c563" officeooo:paragraph-rsid="0019c563" style:font-size-asian="10.5pt" style:font-weight-asian="normal" style:font-size-complex="12pt" style:font-weight-complex="normal"/>
    </style:style>
    <style:style style:name="P12" style:family="paragraph" style:parent-style-name="Text_20_body">
      <style:text-properties officeooo:rsid="00187a5c"/>
    </style:style>
    <style:style style:name="P13" style:family="paragraph" style:parent-style-name="Text_20_body">
      <style:text-properties officeooo:paragraph-rsid="00187a5c"/>
    </style:style>
    <style:style style:name="P14" style:family="paragraph" style:parent-style-name="Standard">
      <style:paragraph-properties fo:break-before="page"/>
      <style:text-properties officeooo:rsid="001f0711" officeooo:paragraph-rsid="001f0711"/>
    </style:style>
    <style:style style:name="P15" style:family="paragraph" style:parent-style-name="Standard">
      <style:text-properties officeooo:rsid="0020c30f" officeooo:paragraph-rsid="0020c30f"/>
    </style:style>
    <style:style style:name="P16" style:family="paragraph" style:parent-style-name="Standard">
      <style:text-properties officeooo:rsid="001f0711" officeooo:paragraph-rsid="0020c30f"/>
    </style:style>
    <style:style style:name="P17" style:family="paragraph" style:parent-style-name="Standard">
      <style:text-properties fo:font-weight="bold" officeooo:rsid="00211f5c" officeooo:paragraph-rsid="00211f5c" style:font-weight-asian="bold" style:font-weight-complex="bold"/>
    </style:style>
    <style:style style:name="P18" style:family="paragraph" style:parent-style-name="Standard">
      <style:text-properties officeooo:rsid="001f0711" officeooo:paragraph-rsid="001f0711"/>
    </style:style>
    <style:style style:name="P19" style:family="paragraph" style:parent-style-name="Standard">
      <style:text-properties officeooo:rsid="0022383d" officeooo:paragraph-rsid="0020c30f"/>
    </style:style>
    <style:style style:name="T1" style:family="text">
      <style:text-properties fo:font-size="12pt" fo:font-weight="normal" officeooo:rsid="00174a62" style:font-size-asian="10.5pt" style:font-weight-asian="normal" style:font-size-complex="12pt" style:font-weight-complex="normal"/>
    </style:style>
    <style:style style:name="T2" style:family="text">
      <style:text-properties fo:font-size="12pt" fo:font-weight="normal" officeooo:rsid="00179a41" style:font-size-asian="10.5pt" style:font-weight-asian="normal" style:font-size-complex="12pt" style:font-weight-complex="normal"/>
    </style:style>
    <style:style style:name="T3" style:family="text">
      <style:text-properties fo:font-size="12pt" fo:font-weight="normal" officeooo:rsid="0019c563" style:font-size-asian="10.5pt" style:font-weight-asian="normal" style:font-size-complex="12pt" style:font-weight-complex="normal"/>
    </style:style>
    <style:style style:name="T4" style:family="text">
      <style:text-properties officeooo:rsid="00179a41"/>
    </style:style>
    <style:style style:name="T5" style:family="text">
      <style:text-properties officeooo:rsid="001bf9bc"/>
    </style:style>
    <style:style style:name="T6" style:family="text">
      <style:text-properties fo:font-weight="bold" officeooo:rsid="001bf9bc" style:font-weight-asian="bold" style:font-weight-complex="bold"/>
    </style:style>
    <style:style style:name="T7" style:family="text">
      <style:text-properties officeooo:rsid="001db135"/>
    </style:style>
    <style:style style:name="T8" style:family="text">
      <style:text-properties officeooo:rsid="00198085"/>
    </style:style>
    <style:style style:name="T9" style:family="text">
      <style:text-properties officeooo:rsid="0022383d"/>
    </style:style>
    <style:style style:name="T10" style:family="text">
      <style:text-properties officeooo:rsid="001f7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nalyse du sujet : </text:h>
      <text:p text:style-name="P2"/>
      <text:p text:style-name="P3"><text:span text:style-name="T1">Ce projet <text:s/>porte sur le</text:span><text:span text:style-name="T2">s données</text:span><text:span text:style-name="T1"> </text:span><text:span text:style-name="T2">de la nuit européenne des musées de 2024.</text:span></text:p>
      <text:p text:style-name="P3"><text:span text:style-name="T2">L’objectif est la modélisation des données et la création d’une base de données en s’appuyant sur le fichier </text:span><text:span text:style-name="T3">CSV </text:span><text:span text:style-name="T2">de cet évènement qui comporte des répétions de données ou mal regroupées </text:span><text:span text:style-name="T3">tout en garantissant une organisation claire et cohérente des données.</text:span><text:span text:style-name="T2"> <text:s/></text:span><text:span text:style-name="T4">Ces données décrivent les événements organisés par différents musées, incluant des informations telles que le nom du musée, le type d’événement, les horaires, le lieu, ainsi que d’autres caractéristiques associées. L’analyse a consisté à comprendre la structure des données fournies (notamment à partir du fichier CSV) et à identifier les informations essentielles à conserver dans la base de données.</text:span></text:p>
      <text:p text:style-name="P4">Les données étant du brut et donc non structuré, nous avons mis en place un processus d’importation et de transformation afin de les rendre plus agréable à exploiter. </text:p>
      <text:p text:style-name="P3"/>
      <text:p text:style-name="P5">Décision de modélisation :</text:p>
      <text:p text:style-name="P6">Les décisions de modélisation ont été prises en respectant les principes de la méthode Merise tout en utilisant l’outil Jmerise. Les entités ont été définies à partir des éléments récurrents observés dans les données, par exemple <text:span text:style-name="Strong_20_Emphasis">Musée</text:span>, <text:span text:style-name="Strong_20_Emphasis">Événement</text:span> et <text:span text:style-name="Strong_20_Emphasis">Lieu</text:span>. Chaque entité possède un identifiant unique afin d’assurer l’unicité des enregistrements. Les attributs ont été choisis de manière pertinente, en évitant les redondances et en respectant la normalisation des données. <text:span text:style-name="T5">Par exemple tout ce qui est compris comme localisation, est rattaché à l’entité </text:span><text:span text:style-name="T6">Lieu. </text:span></text:p>
      <text:p text:style-name="P7">Les associations entre les entités ont été définies avec des cardinalités adaptées, par exemple un <text:span text:style-name="T7">ou plusieurs</text:span> <text:span text:style-name="T7">évènement(s) peut ou peuvent se dérouler à 1 ou plusieurs endroits(lieu) et à 1 ou plusieurs endroits(lieu) peut ou peuvent avoir lieu 1 ou plusieurs évènements. </text:span><text:s/>Ces choix permettent de représenter correctement les liens entre les données tout en facilitant leur exploitation future.</text:p>
      <text:p text:style-name="P8"/>
      <text:p text:style-name="P9"/>
      <text:p text:style-name="P5">Manipulations faites :</text:p>
      <text:p text:style-name="P10">En s’appuyant sur le fichier csv de 2024, nous avons donc identifiés 6 entités à savoir : évènement-lieu-territoire-lien-agenda-accessibilité. Nous avons choisis des attributs que l’on sentait lié à une entité correspondante.</text:p>
      <text:p text:style-name="P9">Dans Jmerise, nous avons créé la table des entités avec leurs clés primaires. Ensuite, les attributs qui y correspondent. Par après nous avions fait les relations en n’essayant de trouver une logique entre les entités. S’en ai <text:span text:style-name="T8">suivi le paramétrage des cardinalités (de 0 à N) selon chaque relation.</text:span></text:p>
      <text:p text:style-name="P11">Nous avons ensuite exporté le modèle conceptuel de données dans PostgresSql afin d’extraire des fichiers CSV de chaque table et ensuite de faire des requêtes selon l’énoncé. </text:p>
      <text:p text:style-name="P12"/>
      <text:p text:style-name="P13"/>
      <text:p text:style-name="Standard"/>
      <text:p text:style-name="P14"/>
      <text:p text:style-name="P15">Nous avons créer une table dite de staging qui nous permettait de stocker les données du fichier brut sans aucun rajout. Cette table, sert de zone de tampon entre le fichier brut CSV et nos tables finales.</text:p>
      <text:p text:style-name="P15"/>
      <text:p text:style-name="P15">Les fichiers bruts sont importés dans cette table par la commande COPY qui permet d’importer un grand volume de données. Nous avons aussi créer une table temporaire <text:s/>contenant les tables finales pour extraire les doublons. </text:p>
      <text:p text:style-name="P15"/>
      <text:p text:style-name="P15">A la suite, nous avons insérer les informations principales de chaque table et <text:s/>faire la relation entre les tables</text:p>
      <text:p text:style-name="P16"/>
      <text:p text:style-name="P16"/>
      <text:p text:style-name="P16"/>
      <text:p text:style-name="P16"/>
      <text:p text:style-name="P17">Fichier SQL</text:p>
      <text:p text:style-name="P17"/>
      <text:p text:style-name="P18">Dans Datagrip quand j’ajoute mon <text:span text:style-name="T9">script</text:span> sql il met des erreurs <text:span text:style-name="T10">quand j’exécute </text:span>, <text:span text:style-name="T10">il me dit que <text:s/>la table « x » par exemple existe déjà. Et donc C</text:span>hatgtp m’a <text:s/>proposé de mettre « <text:span text:style-name="T10">DROP TABLE IF EXISTS…..CASCADE ». Avec le « DROP TABLE », on efface donc les tables qui portent ce nom déjà dans ma base de donnée ou pas. D’où le « IF EXISTS » et « CASCADE » qui supprime toutes les dépendances de la table. </text:span></text:p>
      <text:p text:style-name="P18"/>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31T18:39:57.164892781</meta:creation-date>
    <dc:date>2026-01-04T20:09:53.607816068</dc:date>
    <meta:editing-duration>PT37M26S</meta:editing-duration>
    <meta:editing-cycles>7</meta:editing-cycles>
    <meta:generator>LibreOffice/25.8.3.2$Linux_X86_64 LibreOffice_project/580$Build-2</meta:generator>
    <meta:document-statistic meta:table-count="0" meta:image-count="0" meta:object-count="0" meta:page-count="2" meta:paragraph-count="16" meta:word-count="578" meta:character-count="3574" meta:non-whitespace-character-count="2999"/>
  </office:meta>
</office:document-meta>
</file>